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FA000000C8E4F5983D.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hadow="none"/>
    </style:style>
    <style:style style:name="Table1.A" style:family="table-column">
      <style:table-column-properties style:column-width="0.3458in" style:rel-column-width="3272*"/>
    </style:style>
    <style:style style:name="Table1.B" style:family="table-column">
      <style:table-column-properties style:column-width="0.3465in" style:rel-column-width="3279*"/>
    </style:style>
    <style:style style:name="Table1.T" style:family="table-column">
      <style:table-column-properties style:column-width="0.3479in" style:rel-column-width="3290*"/>
    </style:style>
    <style:style style:name="Table1.1" style:family="table-row">
      <style:table-row-properties style:row-height="0.35in"/>
    </style:style>
    <style:style style:name="Table1.A1" style:family="table-cell">
      <style:table-cell-properties fo:padding="0.0382in" fo:border-left="0.0007in solid #000000" fo:border-right="none" fo:border-top="0.0007in solid #000000" fo:border-bottom="0.0007in solid #000000"/>
    </style:style>
    <style:style style:name="Table1.J1" style:family="table-cell">
      <style:table-cell-properties fo:padding="0.0382in" fo:border-left="0.0007in solid #000000" fo:border-right="0.0139in solid #000000" fo:border-top="0.0007in solid #000000" fo:border-bottom="0.0007in solid #000000"/>
    </style:style>
    <style:style style:name="Table1.T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J2" style:family="table-cell">
      <style:table-cell-properties fo:padding="0.0382in" fo:border-left="0.0007in solid #000000" fo:border-right="0.0139in solid #000000" fo:border-top="none" fo:border-bottom="0.0007in solid #000000"/>
    </style:style>
    <style:style style:name="Table1.T2" style:family="table-cell">
      <style:table-cell-properties fo:padding="0.0382in" fo:border-left="0.0007in solid #000000" fo:border-right="0.0007in solid #000000" fo:border-top="none" fo:border-bottom="0.0007in solid #000000"/>
    </style:style>
    <style:style style:name="Table1.A11" style:family="table-cell">
      <style:table-cell-properties fo:padding="0.0382in" fo:border-left="0.0007in solid #000000" fo:border-right="none" fo:border-top="0.0139in solid #000000" fo:border-bottom="0.0007in solid #000000"/>
    </style:style>
    <style:style style:name="Table1.J11" style:family="table-cell">
      <style:table-cell-properties fo:padding="0.0382in" fo:border-left="0.0007in solid #000000" fo:border-right="0.0139in solid #000000" fo:border-top="0.0139in solid #000000" fo:border-bottom="0.0007in solid #000000"/>
    </style:style>
    <style:style style:name="Table1.T11" style:family="table-cell">
      <style:table-cell-properties fo:padding="0.0382in" fo:border-left="0.0007in solid #000000" fo:border-right="0.0007in solid #000000" fo:border-top="0.0139in solid #000000" fo:border-bottom="0.0007in solid #000000"/>
    </style:style>
    <style:style style:name="P1" style:family="paragraph" style:parent-style-name="Table_20_Contents">
      <style:paragraph-properties fo:text-align="start" style:justify-single-word="false"/>
      <style:text-properties fo:font-size="6pt" style:font-size-asian="6pt" style:font-size-complex="6pt"/>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start" style:justify-single-word="false"/>
    </style:style>
    <style:style style:name="P7" style:family="paragraph" style:parent-style-name="Standard" style:list-style-name="L1">
      <style:paragraph-properties fo:text-align="start" style:justify-single-word="false"/>
    </style:style>
    <style:style style:name="P8" style:family="paragraph" style:parent-style-name="Standard">
      <style:paragraph-properties fo:text-align="start" style:justify-single-word="false"/>
      <style:text-properties style:font-name="Liberation Serif" fo:font-weight="bold" style:font-weight-asian="bold" style:font-weight-complex="bold"/>
    </style:style>
    <style:style style:name="P9" style:family="paragraph" style:parent-style-name="Standard" style:list-style-name="L1">
      <style:paragraph-properties fo:text-align="start" style:justify-single-word="false"/>
      <style:text-properties style:font-name="Liberation Serif" fo:font-weight="normal" style:font-weight-asian="normal" style:font-weight-complex="normal"/>
    </style:style>
    <style:style style:name="T1" style:family="text">
      <style:text-properties style:text-position="super 58%"/>
    </style:style>
    <style:style style:name="T2" style:family="text">
      <style:text-properties style:font-name="Liberation Serif"/>
    </style:style>
    <style:style style:name="T3" style:family="text">
      <style:text-properties style:font-name="Liberation Serif" fo:font-weight="bold" style:font-weight-asian="bold" style:font-weight-complex="bold"/>
    </style:style>
    <style:style style:name="T4" style:family="text">
      <style:text-properties style:font-name="Liberation Serif" fo:font-weight="normal" style:font-weight-asian="normal" style:font-weight-complex="normal"/>
    </style:style>
    <style:style style:name="T5"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signment #<text:variable-set text:name="Assignment" office:value-type="float" office:value="2" style:data-style-name="N0">2</text:variable-set>: 2D and 3D Vectors</text:p>
      <text:list xml:id="list39468648" text:style-name="L1">
        <text:list-item>
          <text:p text:style-name="P7">Definitons: </text:p>
          <text:list>
            <text:list-item>
              <text:p text:style-name="P7">Displacement</text:p>
            </text:list-item>
          </text:list>
        </text:list-item>
      </text:list>
      <text:p text:style-name="P3"/>
      <text:list xml:id="list39530626" text:continue-numbering="true" text:style-name="L1">
        <text:list-item>
          <text:list>
            <text:list-item>
              <text:p text:style-name="P7">Vector</text:p>
            </text:list-item>
          </text:list>
        </text:list-item>
      </text:list>
      <text:p text:style-name="P3"/>
      <text:list xml:id="list39543894" text:continue-numbering="true" text:style-name="L1">
        <text:list-item>
          <text:list>
            <text:list-item>
              <text:p text:style-name="P7">Scalar</text:p>
            </text:list-item>
          </text:list>
        </text:list-item>
      </text:list>
      <text:p text:style-name="P3"/>
      <text:list xml:id="list39517824" text:continue-numbering="true" text:style-name="L1">
        <text:list-item>
          <text:p text:style-name="P7">A person walks along a circular path of radius 5m, along one half of the circle.</text:p>
          <text:list>
            <text:list-item>
              <text:p text:style-name="P7">What is the magnitude of the displacement vector?</text:p>
            </text:list-item>
          </text:list>
        </text:list-item>
      </text:list>
      <text:p text:style-name="P3"/>
      <text:p text:style-name="P3"/>
      <text:list xml:id="list39522877" text:continue-numbering="true" text:style-name="L1">
        <text:list-item>
          <text:list>
            <text:list-item>
              <text:p text:style-name="P7">How far did the person walk?</text:p>
            </text:list-item>
          </text:list>
        </text:list-item>
      </text:list>
      <text:p text:style-name="P3"/>
      <text:p text:style-name="P3"/>
      <text:list xml:id="list39544519" text:continue-numbering="true" text:style-name="L1">
        <text:list-item>
          <text:list>
            <text:list-item>
              <text:p text:style-name="P7">What is the magnitude of the displacement if the circle is completed? </text:p>
            </text:list-item>
          </text:list>
        </text:list-item>
      </text:list>
      <text:p text:style-name="P3"/>
      <text:p text:style-name="P3"/>
      <text:list xml:id="list39540377" text:continue-numbering="true" text:style-name="L1">
        <text:list-item>
          <text:p text:style-name="P7">Us the following vectors to answer the questions below: <text:s/></text:p>
        </text:list-item>
      </text:list>
      <text:p text:style-name="P4"><draw:frame draw:style-name="fr2" draw:name="Object1" text:anchor-type="as-char" svg:width="0.9217in" svg:height="0.2043in" draw:z-index="1"><draw:object xlink:href="./Object 1" xlink:type="simple" xlink:show="embed" xlink:actuate="onLoad"/><draw:image xlink:href="./ObjectReplacements/Object 1" xlink:type="simple" xlink:show="embed" xlink:actuate="onLoad"/></draw:frame></text:p>
      <text:p text:style-name="P4"/>
      <text:p text:style-name="P4"><draw:frame draw:style-name="fr2" draw:name="Object4" text:anchor-type="as-char" svg:width="0.8201in" svg:height="0.2035in" draw:z-index="4"><draw:object xlink:href="./Object 4" xlink:type="simple" xlink:show="embed" xlink:actuate="onLoad"/><draw:image xlink:href="./ObjectReplacements/Object 4" xlink:type="simple" xlink:show="embed" xlink:actuate="onLoad"/></draw:frame></text:p>
      <text:list xml:id="list39528640" text:continue-numbering="true" text:style-name="L1">
        <text:list-item>
          <text:list>
            <text:list-item>
              <text:p text:style-name="P7">Find <draw:frame draw:style-name="fr2" draw:name="Object5" text:anchor-type="as-char" svg:width="0.4555in" svg:height="0.2043in" draw:z-index="5"><draw:object xlink:href="./Object 5" xlink:type="simple" xlink:show="embed" xlink:actuate="onLoad"/><draw:image xlink:href="./ObjectReplacements/Object 5" xlink:type="simple" xlink:show="embed" xlink:actuate="onLoad"/></draw:frame></text:p>
            </text:list-item>
          </text:list>
        </text:list-item>
      </text:list>
      <text:p text:style-name="P3"/>
      <text:p text:style-name="P3"/>
      <text:p text:style-name="P3"/>
      <text:list xml:id="list39538602" text:continue-numbering="true" text:style-name="L1">
        <text:list-item>
          <text:list>
            <text:list-item>
              <text:p text:style-name="P7">Find <draw:frame draw:style-name="fr2" draw:name="Object6" text:anchor-type="as-char" svg:width="0.5555in" svg:height="0.2043in" draw:z-index="6"><draw:object xlink:href="./Object 6" xlink:type="simple" xlink:show="embed" xlink:actuate="onLoad"/><draw:image xlink:href="./ObjectReplacements/Object 6" xlink:type="simple" xlink:show="embed" xlink:actuate="onLoad"/></draw:frame></text:p>
            </text:list-item>
          </text:list>
        </text:list-item>
      </text:list>
      <text:p text:style-name="P3"/>
      <text:p text:style-name="P3"/>
      <text:p text:style-name="P3"/>
      <text:list xml:id="list39533629" text:continue-numbering="true" text:style-name="L1">
        <text:list-item>
          <text:list>
            <text:list-item>
              <text:p text:style-name="P7">Find <draw:frame draw:style-name="fr2" draw:name="Object7" text:anchor-type="as-char" svg:width="0.6874in" svg:height="0.2043in" draw:z-index="7"><draw:object xlink:href="./Object 7" xlink:type="simple" xlink:show="embed" xlink:actuate="onLoad"/><draw:image xlink:href="./ObjectReplacements/Object 7" xlink:type="simple" xlink:show="embed" xlink:actuate="onLoad"/></draw:frame></text:p>
            </text:list-item>
          </text:list>
        </text:list-item>
      </text:list>
      <text:p text:style-name="P3"/>
      <text:p text:style-name="P3"/>
      <text:p text:style-name="P3"/>
      <text:list xml:id="list39544383" text:continue-numbering="true" text:style-name="L1">
        <text:list-item>
          <text:p text:style-name="P7">A jetliner is initially moving due west at exactly 300 mph. <text:s/>It enters a stream of air that is blowing 100 mph in a direction 30 degrees north of east. </text:p>
          <text:list>
            <text:list-item>
              <text:p text:style-name="P7">Express the final velocity of the plane in terms of <text:span text:style-name="T4">of </text:span><text:span text:style-name="T3"><draw:frame draw:style-name="fr2" draw:name="Object8" text:anchor-type="as-char" svg:width="0.1402in" svg:height="0.202in" draw:z-index="8"><draw:object xlink:href="./Object 8" xlink:type="simple" xlink:show="embed" xlink:actuate="onLoad"/><draw:image xlink:href="./ObjectReplacements/Object 8" xlink:type="simple" xlink:show="embed" xlink:actuate="onLoad"/></draw:frame></text:span><text:span text:style-name="T4"> and </text:span><text:span text:style-name="T3"><draw:frame draw:style-name="fr2" draw:name="Object9" text:anchor-type="as-char" svg:width="0.152in" svg:height="0.2035in" draw:z-index="9"><draw:object xlink:href="./Object 9" xlink:type="simple" xlink:show="embed" xlink:actuate="onLoad"/><draw:image xlink:href="./ObjectReplacements/Object 9" xlink:type="simple" xlink:show="embed" xlink:actuate="onLoad"/></draw:frame></text:span><text:span text:style-name="T3">.</text:span></text:p>
            </text:list-item>
          </text:list>
        </text:list-item>
      </text:list>
      <text:p text:style-name="P8"/>
      <text:p text:style-name="P8"/>
      <text:p text:style-name="P8"/>
      <text:list xml:id="list39525875" text:continue-numbering="true" text:style-name="L1">
        <text:list-item>
          <text:list>
            <text:list-item>
              <text:p text:style-name="P9">Express the velocity of the plane in terms of a magnitude and direction.</text:p>
            </text:list-item>
          </text:list>
        </text:list-item>
      </text:list>
      <text:p text:style-name="P8"/>
      <text:p text:style-name="P5"/>
      <text:p text:style-name="P3"/>
      <text:list xml:id="list39519960" text:continue-numbering="true" text:style-name="L1">
        <text:list-item>
          <text:p text:style-name="P7"><text:soft-page-break/>Domonique runs 100m due west (call this vector <text:span text:style-name="T5">A</text:span>), then changes direction for the second leg of the run (call this vector <text:span text:style-name="T5">B</text:span>). <text:s/>At the end of the run, she is 175m away from her starting point at an angle of 15<text:span text:style-name="T2">° north of west.</text:span></text:p>
          <text:list>
            <text:list-item>
              <text:p text:style-name="P7"><text:span text:style-name="T2">Find vector </text:span><text:span text:style-name="T3">B</text:span><text:span text:style-name="T2"> by graphing. <text:s/>Write vector </text:span><text:span text:style-name="T3">B</text:span><text:span text:style-name="T4"> in terms of</text:span><text:span text:style-name="T3"><draw:frame draw:style-name="fr2" draw:name="Object2" text:anchor-type="as-char" svg:width="0.1402in" svg:height="0.202in" draw:z-index="2"><draw:object xlink:href="./Object 2" xlink:type="simple" xlink:show="embed" xlink:actuate="onLoad"/><draw:image xlink:href="./ObjectReplacements/Object 2" xlink:type="simple" xlink:show="embed" xlink:actuate="onLoad"/></draw:frame></text:span><text:span text:style-name="T4">and</text:span><text:span text:style-name="T3"><draw:frame draw:style-name="fr2" draw:name="Object3" text:anchor-type="as-char" svg:width="0.152in" svg:height="0.2035in" draw:z-index="10"><draw:object xlink:href="./Object 3" xlink:type="simple" xlink:show="embed" xlink:actuate="onLoad"/><draw:image xlink:href="./ObjectReplacements/Object 3" xlink:type="simple" xlink:show="embed" xlink:actuate="onLoad"/></draw:frame></text:span></text:p>
            </text:list-item>
          </text:list>
        </text:list-item>
      </text:list>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column table:style-name="Table1.B"/>
        <table:table-column table:style-name="Table1.A"/>
        <table:table-column table:style-name="Table1.B" table:number-columns-repeated="2"/>
        <table:table-column table:style-name="Table1.A"/>
        <table:table-column table:style-name="Table1.B"/>
        <table:table-column table:style-name="Table1.A"/>
        <table:table-column table:style-name="Table1.B" table:number-columns-repeated="2"/>
        <table:table-column table:style-name="Table1.A"/>
        <table:table-column table:style-name="Table1.B"/>
        <table:table-column table:style-name="Table1.A"/>
        <table:table-column table:style-name="Table1.B"/>
        <table:table-column table:style-name="Table1.T"/>
        <table:table-row table:style-name="Table1.1">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J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T1" office:value-type="string">
            <text:p text:style-name="P1"/>
          </table:table-cell>
        </table:table-row>
        <table:table-row table:style-name="Table1.1">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J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T2" office:value-type="string">
            <text:p text:style-name="P1"/>
          </table:table-cell>
        </table:table-row>
        <table:table-row table:style-name="Table1.1">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J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T2" office:value-type="string">
            <text:p text:style-name="P1"/>
          </table:table-cell>
        </table:table-row>
        <table:table-row table:style-name="Table1.1">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J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T2" office:value-type="string">
            <text:p text:style-name="P1"/>
          </table:table-cell>
        </table:table-row>
        <table:table-row table:style-name="Table1.1">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J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T2" office:value-type="string">
            <text:p text:style-name="P1"/>
          </table:table-cell>
        </table:table-row>
        <table:table-row table:style-name="Table1.1">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J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T2" office:value-type="string">
            <text:p text:style-name="P1"/>
          </table:table-cell>
        </table:table-row>
        <table:table-row table:style-name="Table1.1">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J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T2" office:value-type="string">
            <text:p text:style-name="P1"/>
          </table:table-cell>
        </table:table-row>
        <table:table-row table:style-name="Table1.1">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J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T2" office:value-type="string">
            <text:p text:style-name="P1"/>
          </table:table-cell>
        </table:table-row>
        <table:table-row table:style-name="Table1.1">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J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T2" office:value-type="string">
            <text:p text:style-name="P1"/>
          </table:table-cell>
        </table:table-row>
        <table:table-row table:style-name="Table1.1">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J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T2" office:value-type="string">
            <text:p text:style-name="P1"/>
          </table:table-cell>
        </table:table-row>
        <table:table-row table:style-name="Table1.1">
          <table:table-cell table:style-name="Table1.A11" office:value-type="string">
            <text:p text:style-name="P1"/>
          </table:table-cell>
          <table:table-cell table:style-name="Table1.A11" office:value-type="string">
            <text:p text:style-name="P1"/>
          </table:table-cell>
          <table:table-cell table:style-name="Table1.A11" office:value-type="string">
            <text:p text:style-name="P1"/>
          </table:table-cell>
          <table:table-cell table:style-name="Table1.A11" office:value-type="string">
            <text:p text:style-name="P1"/>
          </table:table-cell>
          <table:table-cell table:style-name="Table1.A11" office:value-type="string">
            <text:p text:style-name="P1"/>
          </table:table-cell>
          <table:table-cell table:style-name="Table1.A11" office:value-type="string">
            <text:p text:style-name="P1"/>
          </table:table-cell>
          <table:table-cell table:style-name="Table1.A11" office:value-type="string">
            <text:p text:style-name="P1"/>
          </table:table-cell>
          <table:table-cell table:style-name="Table1.A11" office:value-type="string">
            <text:p text:style-name="P1"/>
          </table:table-cell>
          <table:table-cell table:style-name="Table1.A11" office:value-type="string">
            <text:p text:style-name="P1"/>
          </table:table-cell>
          <table:table-cell table:style-name="Table1.J11" office:value-type="string">
            <text:p text:style-name="P1"/>
          </table:table-cell>
          <table:table-cell table:style-name="Table1.A11" office:value-type="string">
            <text:p text:style-name="P1"/>
          </table:table-cell>
          <table:table-cell table:style-name="Table1.A11" office:value-type="string">
            <text:p text:style-name="P1"/>
          </table:table-cell>
          <table:table-cell table:style-name="Table1.A11" office:value-type="string">
            <text:p text:style-name="P1"/>
          </table:table-cell>
          <table:table-cell table:style-name="Table1.A11" office:value-type="string">
            <text:p text:style-name="P1"/>
          </table:table-cell>
          <table:table-cell table:style-name="Table1.A11" office:value-type="string">
            <text:p text:style-name="P1"/>
          </table:table-cell>
          <table:table-cell table:style-name="Table1.A11" office:value-type="string">
            <text:p text:style-name="P1"/>
          </table:table-cell>
          <table:table-cell table:style-name="Table1.A11" office:value-type="string">
            <text:p text:style-name="P1"/>
          </table:table-cell>
          <table:table-cell table:style-name="Table1.A11" office:value-type="string">
            <text:p text:style-name="P1"/>
          </table:table-cell>
          <table:table-cell table:style-name="Table1.A11" office:value-type="string">
            <text:p text:style-name="P1"/>
          </table:table-cell>
          <table:table-cell table:style-name="Table1.T11" office:value-type="string">
            <text:p text:style-name="P1"/>
          </table:table-cell>
        </table:table-row>
        <table:table-row table:style-name="Table1.1">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J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T2" office:value-type="string">
            <text:p text:style-name="P1"/>
          </table:table-cell>
        </table:table-row>
        <table:table-row table:style-name="Table1.1">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J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T2" office:value-type="string">
            <text:p text:style-name="P1"/>
          </table:table-cell>
        </table:table-row>
        <table:table-row table:style-name="Table1.1">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J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T2" office:value-type="string">
            <text:p text:style-name="P1"/>
          </table:table-cell>
        </table:table-row>
        <table:table-row table:style-name="Table1.1">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J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T2" office:value-type="string">
            <text:p text:style-name="P1"/>
          </table:table-cell>
        </table:table-row>
        <table:table-row table:style-name="Table1.1">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J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T2" office:value-type="string">
            <text:p text:style-name="P1"/>
          </table:table-cell>
        </table:table-row>
        <table:table-row table:style-name="Table1.1">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J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T2" office:value-type="string">
            <text:p text:style-name="P1"/>
          </table:table-cell>
        </table:table-row>
        <table:table-row table:style-name="Table1.1">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J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T2" office:value-type="string">
            <text:p text:style-name="P1"/>
          </table:table-cell>
        </table:table-row>
        <table:table-row table:style-name="Table1.1">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J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T2" office:value-type="string">
            <text:p text:style-name="P1"/>
          </table:table-cell>
        </table:table-row>
        <table:table-row table:style-name="Table1.1">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J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T2" office:value-type="string">
            <text:p text:style-name="P1"/>
          </table:table-cell>
        </table:table-row>
      </table:table>
      <text:p text:style-name="P3"><text:span text:style-name="T2"/></text:p>
      <text:list xml:id="list39536797" text:continue-numbering="true" text:style-name="L1">
        <text:list-item>
          <text:list>
            <text:list-item>
              <text:p text:style-name="P7"><text:span text:style-name="T2">Find vector </text:span><text:span text:style-name="T3">B</text:span><text:span text:style-name="T2"> mathematically. <text:s/>Write vector </text:span><text:span text:style-name="T3">B</text:span><text:span text:style-name="T4"> in terms of</text:span><text:span text:style-name="T3"><draw:frame draw:style-name="fr2" draw:name="Object10" text:anchor-type="as-char" svg:width="0.1402in" svg:height="0.202in" draw:z-index="11"><draw:object xlink:href="./Object 10" xlink:type="simple" xlink:show="embed" xlink:actuate="onLoad"/><draw:image xlink:href="./ObjectReplacements/Object 10" xlink:type="simple" xlink:show="embed" xlink:actuate="onLoad"/></draw:frame></text:span><text:span text:style-name="T4">and</text:span><text:span text:style-name="T3"><draw:frame draw:style-name="fr2" draw:name="Object11" text:anchor-type="as-char" svg:width="0.152in" svg:height="0.2035in" draw:z-index="12"><draw:object xlink:href="./Object 11" xlink:type="simple" xlink:show="embed" xlink:actuate="onLoad"/><draw:image xlink:href="./ObjectReplacements/Object 11" xlink:type="simple" xlink:show="embed" xlink:actuate="onLoad"/></draw:frame></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s text:c="12"/><draw:frame draw:style-name="Mfr1" draw:name="graphics1" text:anchor-type="char" svg:x="-0.2902in" svg:y="-0.3016in" svg:width="0.75in" svg:height="0.6in" draw:z-index="3"><draw:image xlink:href="Pictures/10000000000000FA000000C8E4F5983D.jpg" xlink:type="simple" xlink:show="embed" xlink:actuate="onLoad"/><draw:contour-polygon svg:width="3.4161in" svg:height="2.6528in" svg:viewBox="0 0 8677 6738" draw:points="952,246 917,282 881,317 846,352 811,388 776,423 740,458 740,493 705,529 670,564 634,599 634,635 599,670 564,705 564,740 529,776 529,811 493,846 458,882 458,917 423,952 423,987 388,1023 388,1058 352,1093 352,1128 317,1164 317,1199 282,1234 282,1270 282,1305 246,1340 246,1375 246,1411 282,1446 282,1481 317,1517 352,1552 388,1587 423,1622 458,1658 493,1693 564,1728 599,1764 634,1799 670,1834 705,1869 740,1905 776,1940 846,1975 881,2010 917,2046 952,2081 1023,2116 1058,2152 1093,2187 1128,2222 1199,2257 1234,2293 1269,2328 1340,2363 1375,2399 1446,2434 1481,2469 1516,2504 1587,2540 1657,2575 1693,2610 1763,2646 1799,2681 1834,2716 1904,2751 1940,2787 2010,2822 2046,2857 2116,2892 2151,2928 2222,2963 2292,2998 2328,3034 2398,3069 2434,3104 2504,3139 2539,3175 2610,3210 2680,3245 2716,3281 2786,3316 2857,3351 2927,3386 2892,3422 2857,3457 2786,3492 2751,3528 2716,3563 2680,3598 2645,3633 2610,3669 2575,3704 2539,3739 2539,3774 2504,3810 2469,3845 2469,3880 2434,3916 2398,3951 2398,3986 2363,4021 2363,4057 2328,4092 2328,4127 2328,4163 2292,4198 2292,4233 2257,4268 2257,4304 2257,4339 2257,4374 2222,4410 2222,4445 2222,4480 2222,4515 2222,4551 2222,4586 2222,4621 2222,4656 2222,4692 2222,4727 2222,4762 2222,4798 2222,4833 2222,4868 2222,4903 2222,4939 2222,4974 2222,5009 2257,5045 2257,5080 2257,5115 2257,5150 2292,5186 2292,5221 2292,5256 2292,5292 2328,5327 2328,5362 2328,5397 2328,5433 2363,5468 2363,5503 2398,5538 2398,5574 2434,5609 2434,5644 2469,5680 2469,5715 2504,5750 2539,5785 2539,5821 2575,5856 2610,5891 2610,5927 2645,5962 2680,5997 2716,6032 2751,6068 2786,6103 2822,6138 2857,6174 2892,6209 2963,6244 2998,6279 3033,6315 3069,6350 3104,6385 3174,6420 3245,6456 3315,6491 3351,6526 3457,6562 3527,6597 3668,6632 3774,6667 3950,6703 4021,6738 4515,6738 4726,6703 4903,6667 5009,6632 5115,6597 5185,6562 5256,6526 5326,6491 5397,6456 5467,6420 5503,6385 5538,6350 5608,6315 5644,6279 5679,6244 5714,6209 5749,6174 5785,6138 5820,6103 5855,6068 5891,6032 5926,5997 5961,5962 5961,5927 5996,5891 5996,5856 6032,5821 6067,5785 6067,5750 6102,5715 6138,5680 6138,5644 6173,5609 8148,5574 8148,5538 8289,5503 8289,5468 8289,5433 8466,5397 8501,5362 8501,5327 8466,5292 8466,5256 8430,5221 8642,5186 8677,5150 8642,5115 8642,5080 8642,5045 8536,5009 8466,4974 8536,4939 8572,4903 8607,4868 8607,4833 8607,4798 8607,4762 7690,4727 7690,4692 7690,4656 7690,4621 7690,4586 7690,4551 7690,4515 7690,4480 7654,4445 7619,4410 7549,4374 7478,4339 7302,4304 7302,4268 7302,4233 7302,4198 7302,4163 7266,4127 7266,4092 7231,4057 7161,4021 7125,3986 7090,3951 7055,3916 7055,3880 7055,3845 7055,3810 7055,3774 7019,3739 7019,3704 6984,3669 6984,3633 6949,3598 6949,3563 6914,3528 6914,3492 6878,3457 6878,3422 6843,3386 6808,3351 6808,3316 6772,3281 6737,3245 6702,3210 6667,3175 6631,3139 6596,3104 6561,3069 6526,3034 6490,2998 6420,2963 6384,2928 6349,2892 6314,2857 6279,2822 6208,2787 6173,2751 6138,2716 6102,2681 6032,2646 5996,2610 5961,2575 5891,2540 5855,2504 5820,2469 5749,2434 5679,2399 5608,2363 5573,2328 5608,2293 5608,2257 5608,2222 5608,2187 5608,2152 5608,2116 5573,2081 5573,2046 5538,2010 5503,1975 5432,1940 5397,1905 5326,1869 5256,1834 4656,1799 4585,1764 4515,1728 4480,1693 4409,1658 4338,1622 4303,1587 4233,1552 4162,1517 4092,1481 4021,1446 3950,1411 3880,1375 3809,1340 3739,1305 3668,1270 3598,1234 3527,1199 3421,1164 3351,1128 3280,1093 3174,1058 3104,1023 3033,987 2963,952 2857,917 2786,882 2680,846 2610,811 2539,776 2434,740 2363,705 2257,670 2187,635 2116,599 2010,564 1940,529 1869,493 1763,458 1657,423 1552,388 1481,352 1375,317 1234,282 1128,246" draw:recreate-on-edit="true"/></draw:frame>Name: <text:tab/><text:tab/><text:date style:data-style-name="N37" text:date-value="2009-08-24T17:32:14.99" text:fixed="true">08/24/09</text:date></text:p>
      </style:header>
      <style:footer>
        <text:p text:style-name="Footer">1<text:span text:style-name="MT1">st</text:span> Nine Weeks<text:tab/><text:page-number text:select-page="current">1</text:page-number>/<text:page-count>2</text:page-count><text:tab/>Assignment <text:variable-get text:name="Assignment" office:value-type="float" style:data-style-name="N0">2</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24T17:32:15</meta:creation-date>
    <meta:editing-duration>PT00H22M38S</meta:editing-duration>
    <meta:editing-cycles>9</meta:editing-cycles>
    <meta:generator>OpenOffice.org/3.1$Win32 OpenOffice.org_project/310m11$Build-9399</meta:generator>
    <meta:initial-creator>Jonas Williamson</meta:initial-creator>
    <dc:date>2009-08-24T19:42:41.18</dc:date>
    <dc:creator>Jonas Williamson</dc:creator>
    <meta:document-statistic meta:table-count="1" meta:image-count="1" meta:object-count="11" meta:page-count="2" meta:paragraph-count="23" meta:word-count="214" meta:character-count="109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over math:accent="true">
          <math:mi>A</math:mi>
          <math:mo math:stretchy="false">→</math:mo>
        </math:mover>
        <math:mo math:stretchy="false">=</math:mo>
        <math:mn>10</math:mn>
      </math:mrow>
      <math:mrow>
        <math:mover math:accent="true">
          <math:mi>i</math:mi>
          <math:mo math:stretchy="false">ˆ</math:mo>
        </math:mover>
        <math:mo math:stretchy="false">+</math:mo>
        <math:mn>4</math:mn>
      </math:mrow>
      <math:mover math:accent="true">
        <math:mi>j</math:mi>
        <math:mo math:stretchy="false">ˆ</math:mo>
      </math:mover>
    </math:mrow>
    <math:annotation math:encoding="StarMath 5.0">vec A = 10 hat i + 4 hat j</math:annotation>
  </math:semantics>
</math:math>
</file>

<file path=Object 10/content.xml><?xml version="1.0" encoding="utf-8"?>
<!DOCTYPE math  PUBLIC '-//OpenOffice.org//DTD Modified W3C MathML 1.01//EN'  'math.dtd'>
<math:math xmlns:math="http://www.w3.org/1998/Math/MathML">
  <math:semantics>
    <math:mover math:accent="true">
      <math:mi>i</math:mi>
      <math:mo math:stretchy="false">ˆ</math:mo>
    </math:mover>
    <math:annotation math:encoding="StarMath 5.0">hat i</math:annotation>
  </math:semantics>
</math:math>
</file>

<file path=Object 11/content.xml><?xml version="1.0" encoding="utf-8"?>
<!DOCTYPE math  PUBLIC '-//OpenOffice.org//DTD Modified W3C MathML 1.01//EN'  'math.dtd'>
<math:math xmlns:math="http://www.w3.org/1998/Math/MathML">
  <math:semantics>
    <math:mover math:accent="true">
      <math:mi>j</math:mi>
      <math:mo math:stretchy="false">ˆ</math:mo>
    </math:mover>
    <math:annotation math:encoding="StarMath 5.0">hat j</math:annotation>
  </math:semantics>
</math:math>
</file>

<file path=Object 2/content.xml><?xml version="1.0" encoding="utf-8"?>
<!DOCTYPE math  PUBLIC '-//OpenOffice.org//DTD Modified W3C MathML 1.01//EN'  'math.dtd'>
<math:math xmlns:math="http://www.w3.org/1998/Math/MathML">
  <math:semantics>
    <math:mover math:accent="true">
      <math:mi>i</math:mi>
      <math:mo math:stretchy="false">ˆ</math:mo>
    </math:mover>
    <math:annotation math:encoding="StarMath 5.0">hat i</math:annotation>
  </math:semantics>
</math:math>
</file>

<file path=Object 3/content.xml><?xml version="1.0" encoding="utf-8"?>
<!DOCTYPE math  PUBLIC '-//OpenOffice.org//DTD Modified W3C MathML 1.01//EN'  'math.dtd'>
<math:math xmlns:math="http://www.w3.org/1998/Math/MathML">
  <math:semantics>
    <math:mover math:accent="true">
      <math:mi>j</math:mi>
      <math:mo math:stretchy="false">ˆ</math:mo>
    </math:mover>
    <math:annotation math:encoding="StarMath 5.0">hat j</math:annotation>
  </math:semantics>
</math:math>
</file>

<file path=Object 4/content.xml><?xml version="1.0" encoding="utf-8"?>
<!DOCTYPE math  PUBLIC '-//OpenOffice.org//DTD Modified W3C MathML 1.01//EN'  'math.dtd'>
<math:math xmlns:math="http://www.w3.org/1998/Math/MathML">
  <math:semantics>
    <math:mrow>
      <math:mrow>
        <math:mover math:accent="true">
          <math:mi>B</math:mi>
          <math:mo math:stretchy="false">→</math:mo>
        </math:mover>
        <math:mo math:stretchy="false">=</math:mo>
        <math:mn>7</math:mn>
      </math:mrow>
      <math:mrow>
        <math:mover math:accent="true">
          <math:mi>i</math:mi>
          <math:mo math:stretchy="false">ˆ</math:mo>
        </math:mover>
        <math:mo math:stretchy="false">−</math:mo>
        <math:mn>6</math:mn>
      </math:mrow>
      <math:mover math:accent="true">
        <math:mi>j</math:mi>
        <math:mo math:stretchy="false">ˆ</math:mo>
      </math:mover>
    </math:mrow>
    <math:annotation math:encoding="StarMath 5.0">vec B = 7 hat i - 6 hat j</math:annotation>
  </math:semantics>
</math:math>
</file>

<file path=Object 5/content.xml><?xml version="1.0" encoding="utf-8"?>
<!DOCTYPE math  PUBLIC '-//OpenOffice.org//DTD Modified W3C MathML 1.01//EN'  'math.dtd'>
<math:math xmlns:math="http://www.w3.org/1998/Math/MathML">
  <math:semantics>
    <math:mrow>
      <math:mover math:accent="true">
        <math:mi>A</math:mi>
        <math:mo math:stretchy="false">→</math:mo>
      </math:mover>
      <math:mo math:stretchy="false">+</math:mo>
      <math:mover math:accent="true">
        <math:mi>B</math:mi>
        <math:mo math:stretchy="false">→</math:mo>
      </math:mover>
    </math:mrow>
    <math:annotation math:encoding="StarMath 5.0">vec A + vec B</math:annotation>
  </math:semantics>
</math:math>
</file>

<file path=Object 6/content.xml><?xml version="1.0" encoding="utf-8"?>
<!DOCTYPE math  PUBLIC '-//OpenOffice.org//DTD Modified W3C MathML 1.01//EN'  'math.dtd'>
<math:math xmlns:math="http://www.w3.org/1998/Math/MathML">
  <math:semantics>
    <math:mrow>
      <math:mrow>
        <math:mover math:accent="true">
          <math:mi>A</math:mi>
          <math:mo math:stretchy="false">→</math:mo>
        </math:mover>
        <math:mo math:stretchy="false">−</math:mo>
        <math:mn>2</math:mn>
      </math:mrow>
      <math:mover math:accent="true">
        <math:mi>B</math:mi>
        <math:mo math:stretchy="false">→</math:mo>
      </math:mover>
    </math:mrow>
    <math:annotation math:encoding="StarMath 5.0">vec A -2 vec B</math:annotation>
  </math:semantics>
</math:math>
</file>

<file path=Object 7/content.xml><?xml version="1.0" encoding="utf-8"?>
<!DOCTYPE math  PUBLIC '-//OpenOffice.org//DTD Modified W3C MathML 1.01//EN'  'math.dtd'>
<math:math xmlns:math="http://www.w3.org/1998/Math/MathML">
  <math:semantics>
    <math:mrow>
      <math:mrow>
        <math:mrow>
          <math:mo math:stretchy="false">−</math:mo>
          <math:mover math:accent="true">
            <math:mi>A</math:mi>
            <math:mo math:stretchy="false">→</math:mo>
          </math:mover>
        </math:mrow>
        <math:mo math:stretchy="false">+</math:mo>
        <math:mn>3</math:mn>
      </math:mrow>
      <math:mover math:accent="true">
        <math:mi>B</math:mi>
        <math:mo math:stretchy="false">→</math:mo>
      </math:mover>
    </math:mrow>
    <math:annotation math:encoding="StarMath 5.0">- vec A + 3 vec B</math:annotation>
  </math:semantics>
</math:math>
</file>

<file path=Object 8/content.xml><?xml version="1.0" encoding="utf-8"?>
<!DOCTYPE math  PUBLIC '-//OpenOffice.org//DTD Modified W3C MathML 1.01//EN'  'math.dtd'>
<math:math xmlns:math="http://www.w3.org/1998/Math/MathML">
  <math:semantics>
    <math:mover math:accent="true">
      <math:mi>i</math:mi>
      <math:mo math:stretchy="false">ˆ</math:mo>
    </math:mover>
    <math:annotation math:encoding="StarMath 5.0">hat i</math:annotation>
  </math:semantics>
</math:math>
</file>

<file path=Object 9/content.xml><?xml version="1.0" encoding="utf-8"?>
<!DOCTYPE math  PUBLIC '-//OpenOffice.org//DTD Modified W3C MathML 1.01//EN'  'math.dtd'>
<math:math xmlns:math="http://www.w3.org/1998/Math/MathML">
  <math:semantics>
    <math:mover math:accent="true">
      <math:mi>j</math:mi>
      <math:mo math:stretchy="false">ˆ</math:mo>
    </math:mover>
    <math:annotation math:encoding="StarMath 5.0">hat j</math:annotation>
  </math:semantics>
</math:math>
</file>